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b2d" officeooo:paragraph-rsid="000c0b2d"/>
    </style:style>
    <style:style style:name="P2" style:family="paragraph" style:parent-style-name="Standard">
      <style:text-properties officeooo:rsid="000c0b2d" officeooo:paragraph-rsid="00102118"/>
    </style:style>
    <style:style style:name="P3" style:family="paragraph" style:parent-style-name="Standard">
      <style:text-properties officeooo:rsid="000d9534" officeooo:paragraph-rsid="000d9534"/>
    </style:style>
    <style:style style:name="P4" style:family="paragraph" style:parent-style-name="Standard">
      <style:text-properties officeooo:rsid="000d9534" officeooo:paragraph-rsid="00102118"/>
    </style:style>
    <style:style style:name="P5" style:family="paragraph" style:parent-style-name="Standard">
      <style:text-properties officeooo:rsid="000f7c27" officeooo:paragraph-rsid="000f7c27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02118" officeooo:paragraph-rsid="00102118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2f27f" officeooo:paragraph-rsid="0012f27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style:text-underline-style="none" fo:font-weight="normal" officeooo:rsid="0012f27f" officeooo:paragraph-rsid="0012f27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3pt" style:text-underline-style="solid" style:text-underline-width="auto" style:text-underline-color="font-color" officeooo:rsid="00102118" officeooo:paragraph-rsid="00102118" style:font-size-asian="11.3500003814697pt" style:font-size-complex="13pt"/>
    </style:style>
    <style:style style:name="P10" style:family="paragraph" style:parent-style-name="Standard">
      <style:text-properties style:text-underline-style="solid" style:text-underline-width="auto" style:text-underline-color="font-color" officeooo:rsid="00102118" officeooo:paragraph-rsid="00102118"/>
    </style:style>
    <style:style style:name="P11" style:family="paragraph" style:parent-style-name="Standard">
      <style:text-properties style:text-underline-style="solid" style:text-underline-width="auto" style:text-underline-color="font-color" officeooo:rsid="0011af3b" officeooo:paragraph-rsid="0011af3b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0f7c27" officeooo:paragraph-rsid="000f7c27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ize="15pt" officeooo:rsid="0006994a" officeooo:paragraph-rsid="0012f27f" style:font-size-asian="15pt" style:font-size-complex="15pt"/>
    </style:style>
    <style:style style:name="P14" style:family="paragraph" style:parent-style-name="Standard">
      <style:text-properties fo:font-size="15pt" fo:font-style="normal" style:text-underline-style="none" fo:font-weight="normal" officeooo:rsid="0006994a" officeooo:paragraph-rsid="0012f27f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officeooo:rsid="000c0b2d" officeooo:paragraph-rsid="00102118"/>
    </style:style>
    <style:style style:name="P16" style:family="paragraph" style:parent-style-name="Standard">
      <style:text-properties officeooo:rsid="000f7c27" officeooo:paragraph-rsid="000f7c27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officeooo:rsid="0012f27f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ame:Anand Joshy K</text:p>
      <text:p text:style-name="P13">Cs S6</text:p>
      <text:p text:style-name="P13">Rollno: 7</text:p>
      <text:p text:style-name="P14">Date: <text:s text:c="2"/><text:span text:style-name="T2">17</text:span> -3-2017</text:p>
      <text:p text:style-name="P8"/>
      <text:p text:style-name="P7"/>
      <text:p text:style-name="P6">BASIC COMMANDS IN UNIX</text:p>
      <text:p text:style-name="P1"/>
      <text:p text:style-name="P9">DATE</text:p>
      <text:p text:style-name="P1">student@user:~/Anand$ date </text:p>
      <text:p text:style-name="P1">Fri Mar 17 10:56:00 IST 2017 </text:p>
      <text:p text:style-name="P1"/>
      <text:p text:style-name="P10">CAL</text:p>
      <text:p text:style-name="P1">student@user:~/Anand$ cal 1 2014 </text:p>
      <text:p text:style-name="P1"><text:s text:c="4"/>January 2014 <text:s text:c="5"/></text:p>
      <text:p text:style-name="P1">Su Mo Tu We Th Fr Sa <text:s/></text:p>
      <text:p text:style-name="P1"><text:s text:c="10"/>1 <text:s/>2 <text:s/>3 <text:s/>4 <text:s/></text:p>
      <text:p text:style-name="P1"><text:s/>5 <text:s/>6 <text:s/>7 <text:s/>8 <text:s/>9 10 11 <text:s/></text:p>
      <text:p text:style-name="P1">12 13 14 15 16 17 18 <text:s/></text:p>
      <text:p text:style-name="P1">19 20 21 22 23 24 25 <text:s/></text:p>
      <text:p text:style-name="P1">26 27 28 29 30 31 <text:s text:c="4"/></text:p>
      <text:p text:style-name="P1"><text:s text:c="40"/></text:p>
      <text:p text:style-name="P10">BC</text:p>
      <text:p text:style-name="P1">student@user:~/Anand$ bc </text:p>
      <text:p text:style-name="P1">bc 1.06.95 </text:p>
      <text:p text:style-name="P1">Copyright 1991-1994, 1997, 1998, 2000, 2004, 2006 Free Software Foundation, Inc. </text:p>
      <text:p text:style-name="P1">This is free software with ABSOLUTELY NO WARRANTY. </text:p>
      <text:p text:style-name="P1">For details type `warranty'. </text:p>
      <text:p text:style-name="P1">obase = 10 </text:p>
      <text:p text:style-name="P1">5+3 </text:p>
      <text:p text:style-name="P1">8 </text:p>
      <text:p text:style-name="P1"/>
      <text:p text:style-name="P10">UNAME</text:p>
      <text:p text:style-name="P1">student@user:~/Anand$ uname </text:p>
      <text:p text:style-name="P1">Linux </text:p>
      <text:p text:style-name="P1"/>
      <text:p text:style-name="P10">PASSWD</text:p>
      <text:p text:style-name="P1">student@user:~/Anand$ passwd </text:p>
      <text:p text:style-name="P1">Enter new UNIX password: </text:p>
      <text:p text:style-name="P1">Retype new UNIX password: </text:p>
      <text:p text:style-name="P1">passwd: password updated successfully </text:p>
      <text:p text:style-name="P1"/>
      <text:p text:style-name="P10">WHO,WHO AM I,WHOAMI</text:p>
      <text:p text:style-name="P1">student@user:~/Anand$ who </text:p>
      <text:p text:style-name="P1">student <text:s/>:0 <text:s text:c="10"/>2017-03-17 10:50 (:0) </text:p>
      <text:p text:style-name="P1">student <text:s/>pts/10 <text:s text:c="6"/>2017-03-17 10:51 (:0) </text:p>
      <text:p text:style-name="P1">student@user:~/Anand$ who am i </text:p>
      <text:p text:style-name="P1">student <text:s/>pts/10 <text:s text:c="6"/>2017-03-17 10:51 (:0) </text:p>
      <text:p text:style-name="P1">student@user:~/Anand$ whoami </text:p>
      <text:p text:style-name="P1">student </text:p>
      <text:p text:style-name="P1"/>
      <text:p text:style-name="P10">MAN</text:p>
      <text:p text:style-name="P1">student@user:~/Anand$ man echo </text:p>
      <text:p text:style-name="P1">ECHO(1) <text:s text:c="11"/>User Commands <text:s text:c="11"/>ECHO(1) </text:p>
      <text:p text:style-name="P1"/>
      <text:p text:style-name="P1">NAME </text:p>
      <text:p text:style-name="P1"><text:s text:c="7"/>echo - display a line of text </text:p>
      <text:p text:style-name="P1"/>
      <text:p text:style-name="P1">SYNOPSIS </text:p>
      <text:p text:style-name="P1"><text:s text:c="7"/>echo [SHORT-OPTION]... [STRING]... </text:p>
      <text:p text:style-name="P1"><text:s text:c="7"/>echo LONG-OPTION </text:p>
      <text:p text:style-name="P1"/>
      <text:p text:style-name="P1">DESCRIPTION </text:p>
      <text:p text:style-name="P1"><text:s text:c="7"/>Echo the STRING(s) to standard output. </text:p>
      <text:p text:style-name="P1"/>
      <text:p text:style-name="P1"><text:s text:c="7"/>-n <text:s text:c="4"/>do not output the trailing newline </text:p>
      <text:p text:style-name="P1"/>
      <text:p text:style-name="P1"><text:s text:c="7"/>-e <text:s text:c="4"/>enable <text:s/>interpretation <text:s/>of <text:s/>backslash </text:p>
      <text:p text:style-name="P1"><text:s text:c="14"/>escapes </text:p>
      <text:p text:style-name="P1"/>
      <text:p text:style-name="P1"><text:s text:c="7"/>-E <text:s text:c="4"/>disable interpretation <text:s/>of <text:s/>backslash </text:p>
      <text:p text:style-name="P1"><text:s text:c="14"/>escapes (default) </text:p>
      <text:p text:style-name="P3">student@user:~/Anand$ cat tut7 </text:p>
      <text:p text:style-name="P3">a123456 </text:p>
      <text:p text:style-name="P3">abcd </text:p>
      <text:p text:style-name="P3">efg </text:p>
      <text:p text:style-name="P3">hijk </text:p>
      <text:p text:style-name="P1"><text:s text:c="7"/>--help display this help and exit </text:p>
      <text:p text:style-name="P1"/>
      <text:p text:style-name="P1"><text:s text:c="7"/>--version </text:p>
      <text:p text:style-name="P1"><text:s text:c="14"/>output version information and exit </text:p>
      <text:p text:style-name="P1"/>
      <text:p text:style-name="P1"><text:s text:c="7"/>If <text:s/>-e is in effect, the following sequences </text:p>
      <text:p text:style-name="P1"><text:s text:c="7"/>are recognized: </text:p>
      <text:p text:style-name="P1"/>
      <text:p text:style-name="P1"><text:s text:c="7"/>\\ <text:s text:c="4"/>backslash </text:p>
      <text:p text:style-name="P1"/>
      <text:p text:style-name="P1"><text:s text:c="7"/>\a <text:s text:c="4"/>alert (BEL) </text:p>
      <text:p text:style-name="P1"/>
      <text:p text:style-name="P1"><text:s text:c="7"/>\b <text:s text:c="4"/>backspace </text:p>
      <text:p text:style-name="P1"/>
      <text:p text:style-name="P1"><text:s text:c="7"/>\c <text:s text:c="4"/>produce no further output </text:p>
      <text:p text:style-name="P1"/>
      <text:p text:style-name="P1"><text:s text:c="7"/>\e <text:s text:c="4"/>escape </text:p>
      <text:p text:style-name="P1"/>
      <text:p text:style-name="P1">page echo(1) line 1 (press h for help or q to quit) </text:p>
      <text:p text:style-name="P1"/>
      <text:p text:style-name="P10">ECHO</text:p>
      <text:p text:style-name="P1">student@user:~/Anand$ echo my name is Anand </text:p>
      <text:p text:style-name="P1">my name is Anand </text:p>
      <text:p text:style-name="P1"><text:soft-page-break/></text:p>
      <text:p text:style-name="P10">CLEAR</text:p>
      <text:p text:style-name="P1">student@user:~/Anand$ clear </text:p>
      <text:p text:style-name="P1"/>
      <text:p text:style-name="P2"><text:span text:style-name="T3">FILE PROCESSING COMMMANDS</text:span></text:p>
      <text:p text:style-name="P2"/>
      <text:p text:style-name="P2"/>
      <text:p text:style-name="P4"/>
      <text:p text:style-name="P10">CAT</text:p>
      <text:p text:style-name="P4">student@user:~/Anand$ cat &gt; tut1 </text:p>
      <text:p text:style-name="P4">Anand </text:p>
      <text:p text:style-name="P4">akshay </text:p>
      <text:p text:style-name="P4">anand </text:p>
      <text:p text:style-name="P4">elvis <text:s text:c="7"/></text:p>
      <text:p text:style-name="P4">rakendu </text:p>
      <text:p text:style-name="P4">ajay</text:p>
      <text:p text:style-name="P2"/>
      <text:p text:style-name="P2">student@user:~/Anand$ cat &gt; tut </text:p>
      <text:p text:style-name="P2">my name is Anand </text:p>
      <text:p text:style-name="P2">my name is akshay </text:p>
      <text:p text:style-name="P2"/>
      <text:p text:style-name="P2">student@user:~/Anand$ cat &gt;&gt; tut </text:p>
      <text:p text:style-name="P2">i live in india </text:p>
      <text:p text:style-name="P2">yoyoyoyoyoyoy </text:p>
      <text:p text:style-name="P2"/>
      <text:p text:style-name="P2">student@user:~/Anand$ cat tut </text:p>
      <text:p text:style-name="P2">my name is Anand </text:p>
      <text:p text:style-name="P2">my name is akshay </text:p>
      <text:p text:style-name="P2">i live in india </text:p>
      <text:p text:style-name="P2">yoyoyoyoyoyoy </text:p>
      <text:p text:style-name="P2"/>
      <text:p text:style-name="P4"/>
      <text:p text:style-name="P4">student@user:~/Anand$ cat tut7 </text:p>
      <text:p text:style-name="P4">a123456 </text:p>
      <text:p text:style-name="P4">abcd </text:p>
      <text:p text:style-name="P4">efg </text:p>
      <text:p text:style-name="P4">hijk </text:p>
      <text:p text:style-name="P4">student@user:~/Anand$ cat tut8 </text:p>
      <text:p text:style-name="P4">a123456 </text:p>
      <text:p text:style-name="P4">abcd </text:p>
      <text:p text:style-name="P4">efg </text:p>
      <text:p text:style-name="P4">student@user:~/Anand$ cat tut7 tut8 </text:p>
      <text:p text:style-name="P4">a123456 </text:p>
      <text:p text:style-name="P4">abcd </text:p>
      <text:p text:style-name="P4">efg </text:p>
      <text:p text:style-name="P4">hijk </text:p>
      <text:p text:style-name="P4">a123456 </text:p>
      <text:p text:style-name="P4">abcd </text:p>
      <text:p text:style-name="P4">efg </text:p>
      <text:p text:style-name="P2"/>
      <text:p text:style-name="P2"/>
      <text:p text:style-name="P10">HEAD</text:p>
      <text:p text:style-name="P1">student@user:~/Anand$ head tut </text:p>
      <text:p text:style-name="P1">my name is Anand </text:p>
      <text:p text:style-name="P1">my name is akshay </text:p>
      <text:p text:style-name="P1">i live in india </text:p>
      <text:p text:style-name="P1">yoyoyoyoyoyoy </text:p>
      <text:p text:style-name="P1"/>
      <text:p text:style-name="P1">student@user:~/Anand$ head -1 tut </text:p>
      <text:p text:style-name="P1">my name is Anand </text:p>
      <text:p text:style-name="P1"/>
      <text:p text:style-name="P1"/>
      <text:p text:style-name="P10">TAIL</text:p>
      <text:p text:style-name="P1">student@user:~/Anand$ tail tut </text:p>
      <text:p text:style-name="P1">my name is Anand </text:p>
      <text:p text:style-name="P1">my name is akshay </text:p>
      <text:p text:style-name="P1">i live in india </text:p>
      <text:p text:style-name="P1">yoyoyoyoyoyoy</text:p>
      <text:p text:style-name="P1"/>
      <text:p text:style-name="P1"/>
      <text:p text:style-name="P3">student@user:~/Anand$ tail -1 tut </text:p>
      <text:p text:style-name="P3">yoyoyoyoyoyoy </text:p>
      <text:p text:style-name="P3"/>
      <text:p text:style-name="P3"/>
      <text:p text:style-name="P10">WC</text:p>
      <text:p text:style-name="P3">student@user:~/Anand$ wc -c tut </text:p>
      <text:p text:style-name="P3">66 tut </text:p>
      <text:p text:style-name="P3">student@user:~/Anand$ wc -l tut </text:p>
      <text:p text:style-name="P3">4 tut </text:p>
      <text:p text:style-name="P3">student@user:~/Anand$ wc -w tut </text:p>
      <text:p text:style-name="P3">13 tut </text:p>
      <text:p text:style-name="P3"/>
      <text:p text:style-name="P3"/>
      <text:p text:style-name="P3"/>
      <text:p text:style-name="P10">SORT</text:p>
      <text:p text:style-name="P3">student@user:~/Anand$ sort tut1 </text:p>
      <text:p text:style-name="P3">ajay </text:p>
      <text:p text:style-name="P3">akshay </text:p>
      <text:p text:style-name="P3">anand </text:p>
      <text:p text:style-name="P3">elvis </text:p>
      <text:p text:style-name="P3">rakendu </text:p>
      <text:p text:style-name="P3">Anand </text:p>
      <text:p text:style-name="P3"/>
      <text:p text:style-name="P3"/>
      <text:p text:style-name="P3">student@user:~/Anand$ cat &gt; tut2 </text:p>
      <text:p text:style-name="P3">1 </text:p>
      <text:p text:style-name="P3">56 </text:p>
      <text:p text:style-name="P3">3 </text:p>
      <text:p text:style-name="P3">78 </text:p>
      <text:p text:style-name="P3">55 </text:p>
      <text:p text:style-name="P3">2 </text:p>
      <text:p text:style-name="P3">3 </text:p>
      <text:p text:style-name="P3"/>
      <text:p text:style-name="P3">student@user:~/Anand$ sort -n tut2 </text:p>
      <text:p text:style-name="P3"><text:soft-page-break/>1 </text:p>
      <text:p text:style-name="P3">2 </text:p>
      <text:p text:style-name="P3">3 </text:p>
      <text:p text:style-name="P3">3 </text:p>
      <text:p text:style-name="P3">55 </text:p>
      <text:p text:style-name="P3">56 </text:p>
      <text:p text:style-name="P3">78</text:p>
      <text:p text:style-name="P3"/>
      <text:p text:style-name="P3"/>
      <text:p text:style-name="P10">UNIQ</text:p>
      <text:p text:style-name="P3">student@user:~/Anand$ cat &gt; tut4 </text:p>
      <text:p text:style-name="P3">my name is Anand </text:p>
      <text:p text:style-name="P3">my name is Anand </text:p>
      <text:p text:style-name="P3">my name is Anand </text:p>
      <text:p text:style-name="P3">ert yu </text:p>
      <text:p text:style-name="P3"/>
      <text:p text:style-name="P3">my name is Anand</text:p>
      <text:p text:style-name="P3">student@user:~/Anand$ uniq tut4 </text:p>
      <text:p text:style-name="P3">my name is Anand </text:p>
      <text:p text:style-name="P3">ert yu </text:p>
      <text:p text:style-name="P3">my name is Anand </text:p>
      <text:p text:style-name="P3"/>
      <text:p text:style-name="P10">DIFF</text:p>
      <text:p text:style-name="P3">student@user:~/Anand$ cat &gt; tut5 </text:p>
      <text:p text:style-name="P3">orange is orange </text:p>
      <text:p text:style-name="P3">apple is red </text:p>
      <text:p text:style-name="P3">student@user:~/Anand$ cat &gt; tut6 </text:p>
      <text:p text:style-name="P3">orange is orange </text:p>
      <text:p text:style-name="P3">apple is red </text:p>
      <text:p text:style-name="P3">banana is yellow</text:p>
      <text:p text:style-name="P3">student@user:~/Anand$ diff tut5 tut6 </text:p>
      <text:p text:style-name="P3">2a3 </text:p>
      <text:p text:style-name="P3">&gt; banana is yellow </text:p>
      <text:p text:style-name="P3"/>
      <text:p text:style-name="P10">CMP</text:p>
      <text:p text:style-name="P3">student@user:~/Anand$ cat &gt; tut7 </text:p>
      <text:p text:style-name="P3">a123456 <text:s text:c="15"/></text:p>
      <text:p text:style-name="P3">abcd </text:p>
      <text:p text:style-name="P3">efg </text:p>
      <text:p text:style-name="P3">student@user:~/Anand$ cat &gt; tut8 </text:p>
      <text:p text:style-name="P3">a234567 </text:p>
      <text:p text:style-name="P3">abcd </text:p>
      <text:p text:style-name="P3">hijk </text:p>
      <text:p text:style-name="P3">student@user:~/Anand$ cmp tut8 tut7 </text:p>
      <text:p text:style-name="P3">tut8 tut7 differ: byte 2, line 1 </text:p>
      <text:p text:style-name="P1"/>
      <text:p text:style-name="P1"/>
      <text:p text:style-name="P1"/>
      <text:p text:style-name="P9">COMM</text:p>
      <text:p text:style-name="P5">student@user:~/Anand$ cat tut7 </text:p>
      <text:p text:style-name="P5">a123456 </text:p>
      <text:p text:style-name="P5">abcd </text:p>
      <text:p text:style-name="P5">efg </text:p>
      <text:p text:style-name="P5">hijk </text:p>
      <text:p text:style-name="P5">student@user:~/Anand$ cat tut8 </text:p>
      <text:p text:style-name="P5">a123456 </text:p>
      <text:p text:style-name="P5">abcd </text:p>
      <text:p text:style-name="P5">efg </text:p>
      <text:p text:style-name="P5">qwerty </text:p>
      <text:p text:style-name="P5">student@user:~/Anand$ comm tut7 tut8 </text:p>
      <text:p text:style-name="P5"><text:tab/><text:tab/>a123456 </text:p>
      <text:p text:style-name="P5"><text:tab/><text:tab/>abcd </text:p>
      <text:p text:style-name="P5"><text:tab/><text:tab/>efg </text:p>
      <text:p text:style-name="P5">hijk </text:p>
      <text:p text:style-name="P5"><text:tab/>qwerty </text:p>
      <text:p text:style-name="P5"/>
      <text:p text:style-name="P5"/>
      <text:p text:style-name="P5"><text:s text:c="23"/></text:p>
      <text:p text:style-name="P5"><text:span text:style-name="T4"><text:s text:c="2"/></text:span><text:span text:style-name="T3">DIRECTORY RELATED COMMANDS</text:span></text:p>
      <text:p text:style-name="P12"/>
      <text:p text:style-name="P11">MKDIR</text:p>
      <text:p text:style-name="P5">student@user:~/Anand$ mkdir Anand1 </text:p>
      <text:p text:style-name="P5"/>
      <text:p text:style-name="P11">CD</text:p>
      <text:p text:style-name="P5">student@user:~/Anand$ cd Anand1 </text:p>
      <text:p text:style-name="P5">student@user:~/Anand/Anand1$ </text:p>
      <text:p text:style-name="P5"/>
      <text:p text:style-name="P11">RMDIR</text:p>
      <text:p text:style-name="P5">student@user:~/Anand$ rmdir Anand1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57:39.213392951</meta:creation-date>
    <dc:date>2017-03-17T13:15:46.904831651</dc:date>
    <meta:editing-duration>PT30M52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3" meta:paragraph-count="222" meta:word-count="575" meta:character-count="4029" meta:non-whitespace-character-count="3118"/>
  </office:meta>
</office:document-meta>
</file>